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0000008A80000067E8F735EA6ED9F0C0B.jpg" manifest:media-type="image/jpeg"/>
  <manifest:file-entry manifest:full-path="Pictures/10000000000007D00000060AA375D3AC77E910BC.jpg" manifest:media-type="image/jpeg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Pictures/10000001000001090000006F4E377A8930FB92D3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fo:min-height="1.741cm"/>
      <style:paragraph-properties style:writing-mode="lr-tb"/>
    </style:style>
    <style:style style:name="pr4" style:family="presentation" style:parent-style-name="master_5f_-outline1">
      <style:graphic-properties fo:min-height="14.15cm"/>
      <style:paragraph-properties style:writing-mode="lr-tb"/>
    </style:style>
    <style:style style:name="pr5" style:family="presentation" style:parent-style-name="master_5f_-notes">
      <style:graphic-properties draw:fill-color="#ffffff" fo:min-height="13.364cm"/>
      <style:paragraph-properties style:writing-mode="lr-tb"/>
    </style:style>
    <style:style style:name="pr6" style:family="presentation" style:parent-style-name="master_5f_-notes">
      <style:graphic-properties draw:fill-color="#ffffff" fo:min-height="13.966cm"/>
      <style:paragraph-properties style:writing-mode="lr-tb"/>
    </style:style>
    <style:style style:name="pr7" style:family="presentation" style:parent-style-name="master_5f_-outline1" style:list-style-name="L4">
      <style:graphic-properties fo:min-height="14.15cm"/>
      <style:paragraph-properties style:writing-mode="lr-tb"/>
    </style:style>
    <style:style style:name="pr8" style:family="presentation" style:parent-style-name="master_5f_-notes">
      <style:graphic-properties draw:fill-color="#ffffff" fo:min-height="14.849cm"/>
      <style:paragraph-properties style:writing-mode="lr-tb"/>
    </style:style>
    <style:style style:name="pr9" style:family="presentation" style:parent-style-name="master_5f_-outline1" style:list-style-name="L6">
      <style:graphic-properties fo:min-height="14.15cm"/>
      <style:paragraph-properties style:writing-mode="lr-tb"/>
    </style:style>
    <style:style style:name="pr10" style:family="presentation" style:parent-style-name="master_5f_-notes" style:list-style-name="L7">
      <style:graphic-properties draw:fill-color="#ffffff" fo:min-height="3.331cm"/>
      <style:paragraph-properties style:writing-mode="lr-tb"/>
    </style:style>
    <style:style style:name="P1" style:family="paragraph">
      <style:paragraph-properties fo:text-align="start"/>
      <style:text-properties fo:language="ru" fo:country="RU"/>
    </style:style>
    <style:style style:name="P2" style:family="paragraph">
      <style:paragraph-properties fo:text-align="start" style:writing-mode="lr-tb"/>
      <style:text-properties fo:color="#ffffff" loext:opacity="100%" style:font-name="Liberation Sans2" fo:language="ru" fo:country="RU"/>
    </style:style>
    <style:style style:name="P3" style:family="paragraph"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ru" fo:country="RU" style:font-size-asian="36pt" style:font-size-complex="36pt"/>
    </style:style>
    <style:style style:name="P5" style:family="paragraph">
      <style:paragraph-properties fo:margin-left="0cm" fo:margin-right="0cm" fo:text-indent="0cm"/>
      <style:text-properties fo:language="ru" fo:country="RU"/>
    </style:style>
    <style:style style:name="P6" style:family="paragraph">
      <style:paragraph-properties fo:margin-left="0cm" fo:margin-right="0cm" fo:text-align="start" fo:text-indent="0cm"/>
      <style:text-properties fo:language="ru" fo:country="RU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ru" fo:country="RU"/>
    </style:style>
    <style:style style:name="P8" style:family="paragraph">
      <style:text-properties fo:language="ru" fo:country="RU"/>
    </style:style>
    <style:style style:name="P9" style:family="paragraph">
      <style:paragraph-properties style:writing-mode="lr-tb"/>
      <style:text-properties fo:language="ru" fo:country="RU"/>
    </style:style>
    <style:style style:name="P10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P11" style:family="paragraph">
      <style:paragraph-properties fo:margin-top="0cm" fo:margin-bottom="0.4cm"/>
      <style:text-properties fo:language="ru" fo:country="RU"/>
    </style:style>
    <style:style style:name="P12" style:family="paragraph">
      <style:paragraph-properties fo:margin-top="0cm" fo:margin-bottom="0.2cm"/>
      <style:text-properties fo:language="ru" fo:country="RU"/>
    </style:style>
    <style:style style:name="P13" style:family="paragraph">
      <style:paragraph-properties fo:margin-top="0cm" fo:margin-bottom="0.5cm"/>
      <style:text-properties fo:language="ru" fo:country="RU"/>
    </style:style>
    <style:style style:name="P14" style:family="paragraph">
      <style:paragraph-properties fo:margin-top="0cm" fo:margin-bottom="0.4cm" style:writing-mode="lr-tb"/>
      <style:text-properties fo:language="ru" fo:country="RU"/>
    </style:style>
    <style:style style:name="P15" style:family="paragraph">
      <style:paragraph-properties fo:margin-left="0cm" fo:margin-right="0cm" fo:margin-top="0cm" fo:margin-bottom="0.2cm" fo:text-indent="-0.6cm"/>
      <style:text-properties fo:language="ru" fo:country="RU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3" fo:font-size="18pt" fo:language="ru" fo:country="RU"/>
    </style:style>
    <style:style style:name="P17" style:family="paragraph">
      <style:paragraph-properties fo:margin-top="0cm" fo:margin-bottom="0.3cm"/>
      <style:text-properties fo:language="ru" fo:country="RU"/>
    </style:style>
    <style:style style:name="P18" style:family="paragraph">
      <style:paragraph-properties style:writing-mode="lr-tb"/>
      <style:text-properties fo:color="#000000" loext:opacity="100%" fo:language="ru" fo:country="RU"/>
    </style:style>
    <style:style style:name="P19" style:family="paragraph">
      <loext:graphic-properties draw:fill-color="#ffffff"/>
      <style:paragraph-properties style:writing-mode="lr-tb"/>
      <style:text-properties fo:language="ru" fo:country="RU"/>
    </style:style>
    <style:style style:name="P20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21" style:family="paragraph">
      <style:text-properties fo:language="ru" fo:country="RU" fo:hyphenate="false" loext:hyphenation-no-caps="false"/>
    </style:style>
    <style:style style:name="P22" style:family="paragraph">
      <style:paragraph-properties fo:margin-top="0cm" fo:margin-bottom="0.5cm" style:writing-mode="lr-tb"/>
      <style:text-properties fo:language="ru" fo:country="RU"/>
    </style:style>
    <style:style style:name="P23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 style:text-underline-style="none" style:font-size-asian="14pt" style:font-size-complex="14pt"/>
    </style:style>
    <style:style style:name="T1" style:family="text">
      <style:text-properties fo:color="#ffffff" loext:opacity="100%" style:font-name="Liberation Sans2" fo:font-size="32pt" style:font-size-asian="32pt" style:font-size-complex="32pt"/>
    </style:style>
    <style:style style:name="T2" style:family="text">
      <style:text-properties fo:color="#ffffff" loext:opacity="100%" style:font-name="Liberation Sans2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style:font-name-asian="Liberation Sans4" style:font-size-asian="14pt" style:font-name-complex="Liberation Sans4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Mono3" fo:font-size="18pt"/>
    </style:style>
    <style:style style:name="T16" style:family="text">
      <style:text-properties style:text-position="-33% 58%" fo:font-size="14pt" style:font-size-asian="14pt" style:font-size-complex="14pt"/>
    </style:style>
    <style:style style:name="T17" style:family="text">
      <style:text-properties style:text-position="0% 100%" fo:font-size="14pt" style:font-size-asian="14pt" style:font-size-complex="14pt"/>
    </style:style>
    <style:style style:name="T18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9" style:family="text">
      <style:text-properties fo:color="#000000" loext:opacity="100%" fo:background-color="transparent"/>
    </style:style>
    <style:style style:name="T20" style:family="text">
      <style:text-properties fo:color="#000000" loext:opacity="100%" fo:font-size="26pt" style:font-size-asian="26pt" style:font-size-complex="26pt"/>
    </style:style>
    <style:style style:name="T21" style:family="text">
      <style:text-properties fo:color="#000000" loext:opacity="100%"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ffffff" loext:opacity="100%" fo:font-size="22pt" style:font-size-asian="22pt" style:font-size-complex="22pt"/>
    </style:style>
    <style:style style:name="T24" style:family="text">
      <style:text-properties style:font-name="Liberation Mono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space-before="0.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правление доступом</text:span><text:span text:style-name="T2"><text:line-break/></text:span><text:span text:style-name="T2">Политики защиты строк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 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Темы</text:p>
          </draw:text-box>
        </draw:frame>
        <draw:frame presentation:style-name="pr4" draw:text-style-name="P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Что такое политики защиты строк</text:p>
              </text:list-item>
              <text:list-item>
                <text:p text:style-name="P8">Условия применения политик</text:p>
              </text:list-item>
              <text:list-item>
                <text:p text:style-name="P8">Несколько политик на одной таблиц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Политика защиты строк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Определяет видимость и изменяемость строк таблицы</text:p>
                <text:list>
                  <text:list-item>
                    <text:p text:style-name="P12"><text:span text:style-name="T9">предикат вычисляется </text:span><text:span text:style-name="T10">для каждой строки</text:span><text:span text:style-name="T9"> с правами вызывающего</text:span></text:p>
                  </text:list-item>
                  <text:list-item>
                    <text:p text:style-name="P13"><text:span text:style-name="T9">клиенту доступны только те строки, для которых предикат истинен</text:span></text:p>
                  </text:list-item>
                </text:list>
              </text:list-item>
              <text:list-item>
                <text:p text:style-name="P11">Предикат для существующих строк (USING)</text:p>
                <text:list>
                  <text:list-item>
                    <text:p text:style-name="P12"><text:span text:style-name="T9">используется операторами SELECT, UPDATE, DELETE</text:span></text:p>
                  </text:list-item>
                  <text:list-item>
                    <text:p text:style-name="P13"><text:span text:style-name="T9">при нарушении политики не возникает ошибка</text:span><text:span text:style-name="T9"><text:line-break/></text:span><text:span text:style-name="T9">(если только не сброшен параметр </text:span><text:span text:style-name="T10">row_security</text:span><text:span text:style-name="T9">)</text:span></text:p>
                  </text:list-item>
                </text:list>
              </text:list-item>
              <text:list-item>
                <text:p text:style-name="P11"><text:span text:style-name="T11">Предикат для новых строк (WITH CHECK)</text:span></text:p>
                <text:list>
                  <text:list-item>
                    <text:p text:style-name="P12"><text:span text:style-name="T9">используется операторами INSERT, UPDATE</text:span></text:p>
                  </text:list-item>
                  <text:list-item>
                    <text:p text:style-name="P12"><text:span text:style-name="T9">если не задан, используется первый предикат</text:span></text:p>
                  </text:list-item>
                  <text:list-item>
                    <text:p text:style-name="P13"><text:span text:style-name="T9">при нарушении политики возникает ошибка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966cm" svg:x="2.1cm" svg:y="14.107cm" presentation:class="notes" presentation:user-transformed="true">
            <draw:text-box>
              <text:p text:style-name="P15"><text:span text:style-name="T6">Политики защиты строк (row-level security, RLS) позволяют управлять доступом к таблице на уровне отдельных строк. Другое название этого инструмента — Fine Grained Access Control.</text:span></text:p>
              <text:p text:style-name="P15"><text:span text:style-name="T6">Политики являются дополнительным механизмом: роль по-прежнему должна иметь доступ к таблице, предоставленный привилегиями.</text:span></text:p>
              <text:p text:style-name="P15"><text:span text:style-name="T6">Политика определяет возможность выборки или изменения строк таблицы с помощью двух предикатов (логических выражений), которые вычисляются для каждой строки запроса. Результаты говорят о том, может ли пользователь видеть или менять строку.</text:span></text:p>
              <text:p text:style-name="P15"><text:span text:style-name="T6">Первый предикат вычисляется для </text:span><text:span text:style-name="T12">существующих</text:span><text:span text:style-name="T6"> строк и используется операторами SELECT, UPDATE, DELETE. Если для какой-то строки предикат не принимает истинное значение (то есть дает ложь или NULL), строка не попадает в итоговую выборку. Упрощенно можно считать, что предикат просто «дописывается» к условию WHERE — хотя на самом деле все значительно сложнее.</text:span></text:p>
              <text:p text:style-name="P15"><text:span text:style-name="T6">Если установлено </text:span><text:span text:style-name="T12">row_security</text:span><text:span text:style-name="T6"> = off, при ложном значении предиката хотя бы для одной строки будет зафиксирована ошибка. Это полезно при изготовлении логической резервной копии, чтобы гарантировать, что в нее попали все строки всех таблиц.</text:span></text:p>
              <text:p text:style-name="P15"><text:span text:style-name="T6">Второй предикат определяет видимость </text:span><text:span text:style-name="T12">новых </text:span><text:span text:style-name="T6">строк. Он проверяется командами INSERT и UPDATE; при нарушении политики возникает ошибка.</text:span></text:p>
              <text:p text:style-name="P15"><text:span text:style-name="T13"><text:a xlink:href="https://postgrespro.ru/docs/postgresql/16/ddl-rowsecurity" xlink:type="simple">https://postgrespro.ru/docs/postgresql/16/ddl-rowsecurity</text:a></text:span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Условия применения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<text:span text:style-name="T11">Политика применяется</text:span></text:p>
                <text:list>
                  <text:list-item>
                    <text:p text:style-name="P12"><text:span text:style-name="T9">к таблице, для которой включена защита</text:span></text:p>
                  </text:list-item>
                  <text:list-item>
                    <text:p text:style-name="P13"><text:span text:style-name="T9">для указанных ролей и для указанных операторов</text:span><text:span text:style-name="T9"><text:line-break/></text:span><text:span text:style-name="T9">(SELECT, INSERT, UPDATE, DELETE)</text:span></text:p>
                  </text:list-item>
                </text:list>
              </text:list-item>
              <text:list-item>
                <text:p text:style-name="P11"><text:span text:style-name="T11">Политика не применяется</text:span></text:p>
                <text:list>
                  <text:list-item>
                    <text:p text:style-name="P12"><text:span text:style-name="T9">при проверке ограничений целостности</text:span></text:p>
                  </text:list-item>
                  <text:list-item>
                    <text:p text:style-name="P12"><text:span text:style-name="T9">для суперпользователей и ролей с атрибутом BYPASSRLS</text:span></text:p>
                  </text:list-item>
                  <text:list-item>
                    <text:p text:style-name="P12"><text:span text:style-name="T9">для владельца (если не включить принудительно)</text:span></text:p>
                  </text:list-item>
                  <text:list-item>
                    <text:p text:style-name="P12"><text:span text:style-name="T9"/></text:p>
                  </text:list-item>
                  <text:list-item>
                    <text:p text:style-name="P12"><text:span text:style-name="T9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 text:style-name="P15"><text:span text:style-name="T6">Чтобы политики защиты строк начали работать, нужно явно включить этот механизм для каждой таблицы.</text:span></text:p>
              <text:p text:style-name="P15"><text:span text:style-name="T6">При создании политики можно также задать, для каких ролей она будет работать (по умолчанию — для всех) и для каких операторов</text:span><text:span text:style-name="T6"><text:line-break/></text:span><text:span text:style-name="T6">(по умолчанию — также для всех).</text:span></text:p>
              <text:p text:style-name="P15"><text:span text:style-name="T6">Политики не применяются при проверке ограничений целостности — независимо от настроенных политик СУБД гарантирует целостность данных.</text:span></text:p>
              <text:p text:style-name="P15"><text:span text:style-name="T6">Политики не применяются для суперпользователей (для них, как обычно, никакие проверки безопасности не выполняются) и для ролей</text:span><text:span text:style-name="T6"><text:line-break/></text:span><text:span text:style-name="T6">с атрибутом BYPASSRLS.</text:span></text:p>
              <text:p text:style-name="P15"><text:span text:style-name="T14">Для владельца таблицы политики не работают </text:span><text:span text:style-name="T6">по умолчанию, но специальной командой можно включить защиту и для владельца.</text:span></text:p>
              <text:p text:style-name="P15"><text:span text:style-name="T6"/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4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<text:s text:c="11"/></text:span><text:span text:style-name="T15">$ psql</text:span></text:p>
            <text:p text:style-name="P1"><text:span text:style-name="T15"><text:s text:c="11"/></text:span><text:span text:style-name="T1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Несколько политик</text:p>
          </draw:text-box>
        </draw:frame>
        <draw:frame presentation:style-name="pr4" draw:text-style-name="P1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Разрешительные политики</text:p>
                <text:list>
                  <text:list-item>
                    <text:p text:style-name="P17"><text:span text:style-name="T9">видимость должна предоставить хотя бы одна разрешительная политика</text:span></text:p>
                  </text:list-item>
                  <text:list-item>
                    <text:p text:style-name="P13"><text:span text:style-name="T9">если не определена ни одна политика, строка не видима</text:span></text:p>
                  </text:list-item>
                </text:list>
              </text:list-item>
              <text:list-item>
                <text:p text:style-name="P11"><text:span text:style-name="T11">Ограничительные политики</text:span></text:p>
                <text:list>
                  <text:list-item>
                    <text:p text:style-name="P12"><text:span text:style-name="T9">видимость должны предоставить все ограничительные политики,</text:span><text:span text:style-name="T9"><text:line-break/></text:span><text:span text:style-name="T9">если они определены</text:span></text:p>
                  </text:list-item>
                  <text:list-item>
                    <text:p text:style-name="P12"><text:span text:style-name="T9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user-transformed="true">
            <draw:text-box>
              <text:p text:style-name="P15"><text:span text:style-name="T6">На одной таблице можно определить несколько политик. В этом случае будут учитываться все предикаты.</text:span></text:p>
              <text:p text:style-name="P15"><text:span text:style-name="T6">По умолчанию создаются </text:span><text:span text:style-name="T12">разрешительные (permissive) </text:span><text:span text:style-name="T6">политики. Чтобы строка была доступна, достаточно, чтобы </text:span><text:span text:style-name="T12">хотя бы один</text:span><text:span text:style-name="T6"> из предикатов этих политик был истинен.</text:span></text:p>
              <text:p text:style-name="P15"><text:span text:style-name="T6">Но если на таблице включена защита строк, и при этом не определено ни одной разрешительной политики, не будет доступна ни одна строка.</text:span></text:p>
              <text:p text:style-name="P15"><text:span text:style-name="T6">Дополнительно можно создать и </text:span><text:span text:style-name="T12">ограничительные (restricted) </text:span><text:span text:style-name="T6">политики. Если они заданы, то </text:span><text:span text:style-name="T12">все</text:span><text:span text:style-name="T6"> их предикаты должны быть истинны.</text:span></text:p>
              <text:p text:style-name="P15"><text:span text:style-name="T6"/></text:p>
              <text:p text:style-name="P15"><text:span text:style-name="T6">Иными словами, если определены только разрешительные политики</text:span><text:span text:style-name="T6"><text:line-break/></text:span><text:span text:style-name="T6">с предикатами P</text:span><text:span text:style-name="T16">1</text:span><text:span text:style-name="T6">,...,P</text:span><text:span text:style-name="T16">N</text:span><text:span text:style-name="T17">, то для каждой строки вычисляется выражение</text:span></text:p>
              <text:p text:style-name="P15"><text:span text:style-name="T17"><text:s text:c="8"/></text:span><text:span text:style-name="T17">P</text:span><text:span text:style-name="T16">1</text:span><text:span text:style-name="T17"> OR … OR P</text:span><text:span text:style-name="T16">N</text:span><text:span text:style-name="T17">.</text:span></text:p>
              <text:p text:style-name="P15"><text:span text:style-name="T6">А если к тому же определены </text:span><text:span text:style-name="T17">ограничительные политики с предикатами R</text:span><text:span text:style-name="T16">1</text:span><text:span text:style-name="T17">,…, R</text:span><text:span text:style-name="T16">M</text:span><text:span text:style-name="T17">, то для каждой строки будет вычисляться выражение</text:span><text:span text:style-name="T17"><text:line-break/></text:span><text:span text:style-name="T17"> <text:s text:c="6"/>(P</text:span><text:span text:style-name="T16">1</text:span><text:span text:style-name="T17"> OR … OR P</text:span><text:span text:style-name="T16">N</text:span><text:span text:style-name="T17">) AND R</text:span><text:span text:style-name="T16">1</text:span><text:span text:style-name="T17"> AND … AND R</text:span><text:span text:style-name="T16">M</text:span><text:span text:style-name="T17">.</text:span></text:p>
              <text:p text:style-name="P15"><text:span text:style-name="T17"/></text:p>
              <text:p text:style-name="P15"><text:span text:style-name="T17">То есть доступ должны предоставить </text:span><text:span text:style-name="T18">хотя бы одна разрешительная</text:span><text:span text:style-name="T17"> и </text:span><text:span text:style-name="T18">все ограничительные</text:span><text:span text:style-name="T17"> политики.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Демонстрация</text:p>
          </draw:text-box>
        </draw:frame>
        <draw:frame presentation:style-name="pr4" draw:text-style-name="P9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5"/></text:p>
            <text:p text:style-name="P1"><text:span text:style-name="T15"/></text:p>
            <text:p text:style-name="P1"><text:span text:style-name="T15"/></text:p>
            <text:p text:style-name="P1"><text:span text:style-name="T15"><text:s text:c="11"/></text:span><text:span text:style-name="T15">$ psql</text:span></text:p>
            <text:p text:style-name="P1"><text:span text:style-name="T15"><text:s text:c="11"/></text:span><text:span text:style-name="T1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Итоги</text:p>
          </draw:text-box>
        </draw:frame>
        <draw:frame presentation:style-name="pr4" draw:text-style-name="P1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9">Привилегии управляют доступом к таблицам и столбцам,</text:span><text:span text:style-name="T19"><text:line-break/></text:span><text:span text:style-name="T19">политики защиты строк — к строкам</text:span></text:p>
              </text:list-item>
              <text:list-item>
                <text:p text:style-name="P8"><text:span text:style-name="T19">Политики настраиваются проще и работают эффективнее, чем реализация с помощью представлений и триггер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Практика</text:p>
          </draw:text-box>
        </draw:frame>
        <draw:frame presentation:style-name="pr7" draw:text-style-name="P20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1"><text:span text:style-name="T20">Продолжая пример из демонстрации, создайте роль для Чарли и назначьте ему </text:span><text:span text:style-name="T21">два</text:span><text:span text:style-name="T20"> отдела в таблице пользователей.</text:span></text:p>
              </text:list-item>
              <text:list-item>
                <text:p text:style-name="P11"><text:span text:style-name="T22">Определите политики защиты строк таким образом, чтобы:</text:span><text:span text:style-name="T22"><text:line-break/></text:span><text:span text:style-name="T22">- </text:span><text:span text:style-name="T9">роли видели строки только тех отделов, с которыми связаны;</text:span><text:span text:style-name="T9"><text:line-break/></text:span><text:span text:style-name="T9">- роли, связанные с одним отделом, могли добавлять строки с суммой</text:span><text:span text:style-name="T9"><text:line-break/></text:span><text:span text:style-name="T23">-</text:span><text:span text:style-name="T9"> в пределах 100 рублей;</text:span><text:span text:style-name="T9"><text:line-break/></text:span><text:span text:style-name="T9">- роли, связанные с несколькими отделами, могли добавлять строки</text:span><text:span text:style-name="T9"><text:line-break/></text:span><text:span text:style-name="T23">-</text:span><text:span text:style-name="T9"> с любой суммой.</text:span></text:p>
              </text:list-item>
              <text:list-item>
                <text:p text:style-name="P11"><text:span text:style-name="T22">Проверьте корректность настроенных политик.</text:span></text:p>
              </text:list-item>
              <text:list-item>
                <text:p text:style-name="P17"><text:span text:style-name="T22">Оцените накладные расходы на политики защиты строк, выполнив один и тот же запрос от имени обычной</text:span><text:span text:style-name="T22"><text:line-break/></text:span><text:span text:style-name="T22">и суперпользовательской ролей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9" draw:layer="layout" svg:width="16.799cm" svg:height="14.849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3" draw:text-style-name="P9" draw:layer="layout" svg:width="19.8cm" svg:height="1.741cm" svg:x="1.2cm" svg:y="0.737cm" presentation:class="title" presentation:user-transformed="true">
          <draw:text-box>
            <text:p text:style-name="P8">Практика+</text:p>
          </draw:text-box>
        </draw:frame>
        <draw:frame presentation:style-name="pr9" draw:text-style-name="P22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21"><text:s/>Создайте таблицы и пользователей Алису и Боба по аналогии с практикой. На таблицу установите разрешительную политику по аналогии с демонстрацией.</text:p>
              </text:list-item>
              <text:list-item>
                <text:p text:style-name="P21"><text:s/>В сеансе student создайте представление на базе запроса к таблице revenue для вычисления суммы по полю amount.</text:p>
              </text:list-item>
              <text:list-item>
                <text:p text:style-name="P21"><text:s/>Проверьте, что по умолчанию запросы к представлению выполняются от имени владельца представления, соответственно, политики на таблицы не будут правильно работать в сеансах Алисы и Боба.</text:p>
              </text:list-item>
              <text:list-item>
                <text:p text:style-name="P21"><text:s/>Исправьте ситуацию, использовав свойство <text:span text:style-name="T24">security_invoker</text:span>, установленное на представление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23" draw:layer="layout" svg:width="16.799cm" svg:height="3.331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2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cm" fo:margin-bottom="0.4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cm" fo:margin-bottom="0.3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cm" fo:margin-bottom="0.2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cm" fo:margin-bottom="0.1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cm" fo:margin-bottom="0.1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cm" fo:margin-bottom="0.1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cm" fo:margin-bottom="0.1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cm" fo:margin-bottom="0.1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horizontal-align="left" draw:textarea-vertical-align="top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top="0cm" fo:margin-bottom="0.4cm"/>
      <style:text-properties style:font-name="Liberation Serif2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top="0cm" fo:margin-bottom="0.3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top="0cm" fo:margin-bottom="0.2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top="0cm" fo:margin-bottom="0.1cm"/>
      <style:text-properties style:font-name="Liberation Serif2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top="0cm" fo:margin-bottom="0.1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top="0cm" fo:margin-bottom="0.1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1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5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8" style:family="presentation" style:parent-style-name="master-outline1">
      <style:graphic-properties fo:min-height="12.18cm"/>
      <style:paragraph-properties style:writing-mode="lr-tb"/>
    </style:style>
    <style:style style:name="Mpr1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2" style:family="presentation" style:parent-style-name="master_5f_-outline1">
      <style:graphic-properties fo:min-height="12.18cm"/>
      <style:paragraph-properties style:writing-mode="lr-tb"/>
    </style:style>
    <style:style style:name="Mpr23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4E377A8930FB92D3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4E377A8930FB92D3.png" xlink:type="simple" xlink:show="embed" xlink:actuate="onLoad" draw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4E377A8930FB92D3.png" xlink:type="simple" xlink:show="embed" xlink:actuate="onLoad" draw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номер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1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A375D3AC77E910BC.jpg" xlink:type="simple" xlink:show="embed" xlink:actuate="onLoad" draw:mime-type="image/jpeg">
          <text:p/>
        </draw:image>
      </draw:frame>
      <draw:frame presentation:style-name="master1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4E377A8930FB92D3.png" xlink:type="simple" xlink:show="embed" xlink:actuate="onLoad" draw:mime-type="image/png"/>
      </draw:frame>
      <draw:custom-shape presentation:style-name="Mpr14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-title" draw:layer="backgroundobjects" svg:width="0.001cm" svg:height="0.001cm" svg:x="0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1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8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4E377A8930FB92D3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2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2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4E377A8930FB92D3.png" xlink:type="simple" xlink:show="embed" xlink:actuate="onLoad" draw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номер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23DT20H30M4S</meta:editing-duration>
    <meta:editing-cycles>1158</meta:editing-cycles>
    <meta:generator>LibreOffice/7.3.7.2$Linux_X86_64 LibreOffice_project/30$Build-2</meta:generator>
    <dc:date>2024-09-11T11:45:46.402128563</dc:date>
    <meta:document-statistic meta:object-count="144"/>
    <meta:template xlink:type="simple" xlink:actuate="onRequest" xlink:title="master" xlink:href="../../../../../tmp/DBA1/master.otp" meta:date="2015-06-01T16:50:20.490561969"/>
  </office:meta>
</office:document-meta>
</file>